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70000031143DB6B879150E2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laquette-vierge-clai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subtitle">
      <style:graphic-properties draw:fill-color="#ffffff" draw:auto-grow-height="true" fo:min-height="9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plaquette-vierge-clair" xlink:href="Pictures/10000000000004570000031143DB6B879150E2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2:49:59.336713453</meta:creation-date>
    <dc:date>2021-02-04T16:32:06.391243912</dc:date>
    <meta:editing-duration>PT3H42M8S</meta:editing-duration>
    <meta:editing-cycles>2</meta:editing-cycles>
    <meta:generator>LibreOffice/6.1.5.2$Linux_X86_64 LibreOffice_project/10$Build-2</meta:generator>
    <meta:document-statistic meta:object-count="25"/>
  </office:meta>
</office:document-meta>
</file>